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03B000001624114E6F65E5A80F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rsid="003c6190" officeooo:paragraph-rsid="003c6190"/>
    </style:style>
    <style:style style:name="P3" style:family="paragraph" style:parent-style-name="Text_20_body">
      <style:text-properties style:font-name="Liberation Serif" officeooo:rsid="003e1174" officeooo:paragraph-rsid="003e1174"/>
    </style:style>
    <style:style style:name="P4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1dd873" officeooo:paragraph-rsid="001dd873"/>
    </style:style>
    <style:style style:name="P5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26766b" style:text-blinking="false" fo:background-color="#ffffff"/>
    </style:style>
    <style:style style:name="P7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paragraph-rsid="003c6190" style:text-blinking="false" fo:background-color="#ffffff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#ffffff"/>
    </style:style>
    <style:style style:name="P9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style:font-name="Liberation Serif" fo:font-weight="normal"/>
    </style:style>
    <style:style style:name="P10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fo:font-style="normal" fo:font-weight="normal" officeooo:rsid="0040b148" officeooo:paragraph-rsid="0040b148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fo:font-style="normal" fo:font-weight="normal" officeooo:rsid="004502ca" officeooo:paragraph-rsid="004502ca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fo:font-style="italic" fo:font-weight="normal" officeooo:rsid="004502ca" officeooo:paragraph-rsid="004502ca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fo:font-size="18pt" fo:font-style="normal" fo:font-weight="bold" officeooo:rsid="004502ca" officeooo:paragraph-rsid="004502ca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Text_20_body">
      <style:text-properties style:font-name="Liberation Serif" officeooo:rsid="0040b148" officeooo:paragraph-rsid="0040b148"/>
    </style:style>
    <style:style style:name="T1" style:family="text">
      <style:text-properties officeooo:rsid="00265477"/>
    </style:style>
    <style:style style:name="T2" style:family="text">
      <style:text-properties fo:font-variant="normal" fo:text-transform="none" fo:color="#000000" style:text-line-through-style="none" style:text-line-through-type="none" fo:font-size="16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2d2816" style:text-blinking="false" fo:background-color="#ffffff" loext:char-shading-value="0"/>
    </style:style>
    <style:style style:name="T4" style:family="text">
      <style:text-properties officeooo:rsid="003e1174"/>
    </style:style>
    <style:style style:name="T5" style:family="text">
      <style:text-properties officeooo:rsid="0040b148"/>
    </style:style>
    <style:style style:name="T6" style:family="text">
      <style:text-properties fo:font-style="italic" officeooo:rsid="0040b148" style:font-style-asian="italic" style:font-style-complex="italic"/>
    </style:style>
    <style:style style:name="T7" style:family="text">
      <style:text-properties fo:font-style="italic" officeooo:rsid="0043dba4" style:font-style-asian="italic" style:font-style-complex="italic"/>
    </style:style>
    <style:style style:name="T8" style:family="text">
      <style:text-properties fo:font-style="italic" officeooo:rsid="004502ca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40b148" style:font-style-asian="normal" style:font-style-complex="normal"/>
    </style:style>
    <style:style style:name="T11" style:family="text">
      <style:text-properties fo:font-style="normal" officeooo:rsid="0043dba4" style:font-style-asian="normal" style:font-style-complex="normal"/>
    </style:style>
    <style:style style:name="T12" style:family="text">
      <style:text-properties fo:font-style="normal" officeooo:rsid="004502ca" style:font-style-asian="normal" style:font-style-complex="normal"/>
    </style:style>
    <style:style style:name="T13" style:family="text">
      <style:text-properties officeooo:rsid="0041ee66"/>
    </style:style>
    <style:style style:name="T14" style:family="text">
      <style:text-properties officeooo:rsid="0043dba4"/>
    </style:style>
    <style:style style:name="T15" style:family="text">
      <style:text-properties officeooo:rsid="004502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width="17cm" svg:height="1.448cm" draw:z-index="0"><draw:image xlink:href="Pictures/100000000000103B000001624114E6F65E5A80FF.jpg" xlink:type="simple" xlink:show="embed" xlink:actuate="onLoad"/></draw:frame><text:bookmark text:name="docs-internal-guid-87546ce9-cc0e-cdd5-07b7-66ee10fbbb6d"/><text:bookmark text:name="docs-internal-guid-87546ce9-cc0d-93ad-6731-8920c67dcf01"/></text:p>
      <text:p text:style-name="P6">Universidade de Brasília – UnB<text:line-break/>Faculdade do Gama UnB – FGA<text:line-break/>Curso de Engenharia de Soft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1">Exercício Prototyping for Tiny Fingers –</text:span> <text:span text:style-name="T1">Interação Humano Computador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9"><text:span text:style-name="T2">Professor<text:line-break/></text:span><text:span text:style-name="T3">André Barros de Sales</text:span></text:p>
      <text:p text:style-name="P1"/>
      <text:p text:style-name="P5">Aluno</text:p>
      <text:p text:style-name="P8">João Pedro Sconetto – <text:span text:style-name="T1">14/0145940</text:span></text:p>
      <text:p text:style-name="P2"><text:soft-page-break/>1) Qual a opinião do autor sobre o protótipo de papel?</text:p>
      <text:p text:style-name="P2">R. <text:s/>Na opinião do autor os protótipos de papel são uma ferramenta maravilhosa, simples e efetiva que de alguma forma falhou em ser uma das principais ferramentes a ser usada pela comunidade de software. <text:span text:style-name="T4">Ele complementa dizendo que é ágil, trás resultados em estágios iniciais do desenvolvimento e permite ao time tentar mais ideias do que tentariam ao usar protótipos de alta fidelidade.</text:span></text:p>
      <text:p text:style-name="P2">2) Quais são os problemas apresentados com o protótipos de alta fidelidade?</text:p>
      <text:p text:style-name="P3">R. Protótipos de alta fidelidade são demorados de construir e de serem alterados. Até com auxilio de ferramentas a construção de um protótipo de alta fidelidade pode demorar semanas.</text:p>
      <text:p text:style-name="P2">3) Quais são as duas importantes leis do Design de Interação?</text:p>
      <text:p text:style-name="P3">R. <text:span text:style-name="T5">As duas leis são: “</text:span><text:span text:style-name="T6">Know Your User</text:span><text:span text:style-name="T10">” em tradução livre “Conheça o seu usuário” e “</text:span><text:span text:style-name="T6">You Aren’t Your User</text:span><text:span text:style-name="T10">” em tradução livre “Você não é o seu usuário”</text:span></text:p>
      <text:p text:style-name="P2">4) O que é avaliação formativa e avaliação somativa?</text:p>
      <text:p text:style-name="P14">R. Avaliação formativa é avaliar e refinar o design da sua interface iterativamente enquando esta ainda está em fases de formação. Avaliação Somativa <text:span text:style-name="T13">é a avaliação feita quando o produto está completo, onde você pode descobrir quão bem foi feito o produto mas neste caso já é um pouco tarde para fazer mudanças substanciais.</text:span></text:p>
      <text:p text:style-name="P2">5) O que é necessário para construir um protótipo de baixa fidelidade?</text:p>
      <text:p text:style-name="P14">R. <text:span text:style-name="T14">O autor separa em 3 passos como construir um protótipo de baixa fidelidade: 1. Monte um kit: junte diversos materiais de papelaria e arte para construir seus protótipos; 2. Defina um </text:span><text:span text:style-name="T7">deadline</text:span><text:span text:style-name="T11"> (prazo): Defina antes um prazo para trabalhar no protótipo e o que é do escopo (focando nos maiores pontos) daquele protótipo. 3. Construa modelos, não ilustrações: Algo que seja possível se passar por um computador ou sistema, podendo ser modificado nesse mesmo aspecto, e não uma ilustração de um sistema fixo.</text:span></text:p>
      <text:p text:style-name="P2">6) O que é necessário para fazer um teste em um protótipo de baixa fidelidade?</text:p>
      <text:p text:style-name="P14">R. <text:span text:style-name="T14">O autor também divide em 3 passos: 1. Selecione seus usuários: Faça um estudo acerca do software e dos diversos usuários, isso auxiliará na escolha dos mesmos assim como a elaboração de questionários e outras tarefas de teste; 2. Prepare os cenários de teste: Escreva um série de cenários, preferivelmente desenhados a partir da análise de alguma tarefa, descrevendo o uso do produto numa situação típica do mesmo; 3. Pratique: Pratique bastante com a equipe interna antes de testar com os usuários, para ter certeza de que todos estão cientes da prática e como deve ser feito o teste.</text:span></text:p>
      <text:p text:style-name="P2">7) Quais são os papeis essenciais na condução de um teste em um protótipo de baixa fidelidade?</text:p>
      <text:p text:style-name="P14">R. <text:span text:style-name="T15">O </text:span><text:span text:style-name="T8">Greeter</text:span><text:span text:style-name="T12">: apresenta os usuários e os deixa a vontade, o Facilitador: assim que o teste estiver configurado o facilitador toma a liderança e conduz o teste, é o único que pode comunicar livremente durante a sessão, o “Computador”: Um membro da equipe que vai agir como o computador, reagindo a ações dos usuários e os Observadores: o resto da equipe que observará a sessão e irá tomar notas de acontecimentos, bugs e outras melhorias que forem indicadas pelo usuário ou qualquer evento durante a sessão.</text:span></text:p>
      <text:p text:style-name="P2"><text:soft-page-break/>8) Qual a sugestão do autor para as pessoas céticas ao protótipo?</text:p>
      <text:p text:style-name="P10">R. <text:span text:style-name="T15">A sugestão do autor é que os designers deem uma chance ao protótipo de baixa fidelidade, que durante os anos de cursos e de </text:span><text:span text:style-name="T8">workshops</text:span><text:span text:style-name="T15"> normalmente a frase mais ouvida por ele acerca do protótipo é: “</text:span><text:span text:style-name="T8">I can’t believe how much we learned from this!</text:span><text:span text:style-name="T15">” que em tradução livre seria algo: Eu não consigo acreditar o quanto aprendemos a partir dessa técninca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Referência</text:p>
      <text:p text:style-name="P11"/>
      <text:p text:style-name="P12">Prototyping for Tiny fingers<text:span text:style-name="T9">. Revista </text:span>Pratical Programmer Vol. 37 No. 4<text:span text:style-name="T9">. Rettig, Marc. Abril de 1994. p21 – 2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8:09:37.541909970</meta:creation-date>
    <dc:date>2017-09-28T15:03:03.258449762</dc:date>
    <meta:editing-duration>PT1H25M</meta:editing-duration>
    <meta:editing-cycles>13</meta:editing-cycles>
    <meta:generator>LibreOffice/5.1.6.2$Linux_X86_64 LibreOffice_project/10m0$Build-2</meta:generator>
    <meta:document-statistic meta:table-count="0" meta:image-count="1" meta:object-count="0" meta:page-count="4" meta:paragraph-count="24" meta:word-count="659" meta:character-count="3892" meta:non-whitespace-character-count="3249"/>
  </office:meta>
</office:document-meta>
</file>